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adornments="Standard" style:font-family-generic="modern" style:font-pitch="fixed"/>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elle6" style:family="table">
      <style:table-properties style:width="15.984cm" fo:margin-left="0.009cm" fo:margin-top="0cm" fo:margin-bottom="0cm" table:align="left" style:writing-mode="lr-tb"/>
    </style:style>
    <style:style style:name="Tabelle6.A" style:family="table-column">
      <style:table-column-properties style:column-width="2.99cm"/>
    </style:style>
    <style:style style:name="Tabelle6.B" style:family="table-column">
      <style:table-column-properties style:column-width="1.614cm"/>
    </style:style>
    <style:style style:name="Tabelle6.C" style:family="table-column">
      <style:table-column-properties style:column-width="5.794cm"/>
    </style:style>
    <style:style style:name="Tabelle6.D" style:family="table-column">
      <style:table-column-properties style:column-width="5.586cm"/>
    </style:style>
    <style:style style:name="Tabelle6.1" style:family="table-row">
      <style:table-row-properties style:min-row-height="0.503cm" fo:keep-together="auto"/>
    </style:style>
    <style:style style:name="Tabelle6.A1" style:family="table-cell">
      <style:table-cell-properties fo:padding-left="0.191cm" fo:padding-right="0.191cm" fo:padding-top="0cm" fo:padding-bottom="0cm" fo:border="0.5pt solid #000000" style:writing-mode="lr-tb"/>
    </style:style>
    <style:style style:name="Tabelle6.2" style:family="table-row">
      <style:table-row-properties fo:keep-together="auto"/>
    </style:style>
    <style:style style:name="Tabelle6.3" style:family="table-row">
      <style:table-row-properties fo:keep-together="auto"/>
    </style:style>
    <style:style style:name="Tabelle6.4" style:family="table-row">
      <style:table-row-properties fo:keep-together="auto"/>
    </style:style>
    <style:style style:name="Tabelle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6.5" style:family="table-row">
      <style:table-row-properties fo:keep-together="auto"/>
    </style:style>
    <style:style style:name="Tabelle6.6" style:family="table-row">
      <style:table-row-properties fo:keep-together="auto"/>
    </style:style>
    <style:style style:name="Tabelle6.7" style:family="table-row">
      <style:table-row-properties fo:keep-together="auto"/>
    </style:style>
    <style:style style:name="Tabelle6.8" style:family="table-row">
      <style:table-row-properties fo:keep-together="auto"/>
    </style:style>
    <style:style style:name="Tabelle6.9" style:family="table-row">
      <style:table-row-properties fo:keep-together="auto"/>
    </style:style>
    <style:style style:name="Tabelle6.10" style:family="table-row">
      <style:table-row-properties fo:keep-together="auto"/>
    </style:style>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2.99cm"/>
    </style:style>
    <style:style style:name="Tabelle1.B" style:family="table-column">
      <style:table-column-properties style:column-width="2.223cm"/>
    </style:style>
    <style:style style:name="Tabelle1.C" style:family="table-column">
      <style:table-column-properties style:column-width="5.186cm"/>
    </style:style>
    <style:style style:name="Tabelle1.D" style:family="table-column">
      <style:table-column-properties style:column-width="5.586cm"/>
    </style:style>
    <style:style style:name="Tabelle1.1" style:family="table-row">
      <style:table-row-properties style:min-row-height="0.503cm" fo:keep-together="auto"/>
    </style:style>
    <style:style style:name="Tabelle1.A1" style:family="table-cell">
      <style:table-cell-properties fo:padding-left="0.191cm" fo:padding-right="0.191cm" fo:padding-top="0cm" fo:padding-bottom="0cm" fo:border="0.5pt solid #000000" style:writing-mode="lr-tb"/>
    </style:style>
    <style:style style:name="Tabelle1.2" style:family="table-row">
      <style:table-row-properties fo:keep-together="auto"/>
    </style:style>
    <style:style style:name="Tabelle1.3" style:family="table-row">
      <style:table-row-properties fo:keep-together="auto"/>
    </style:style>
    <style:style style:name="Tabelle1.4" style:family="table-row">
      <style:table-row-properties fo:keep-together="auto"/>
    </style:style>
    <style:style style:name="Tabelle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1.5" style:family="table-row">
      <style:table-row-properties fo:keep-together="auto"/>
    </style:style>
    <style:style style:name="Tabelle1.6" style:family="table-row">
      <style:table-row-properties fo:keep-together="auto"/>
    </style:style>
    <style:style style:name="Tabelle1.7" style:family="table-row">
      <style:table-row-properties fo:keep-together="auto"/>
    </style:style>
    <style:style style:name="P1" style:family="paragraph" style:parent-style-name="Text_20_body">
      <style:text-properties officeooo:rsid="00173ecb" officeooo:paragraph-rsid="00173ecb"/>
    </style:style>
    <style:style style:name="P2" style:family="paragraph" style:parent-style-name="Text_20_body">
      <style:text-properties officeooo:paragraph-rsid="00173f18"/>
    </style:style>
    <style:style style:name="P3" style:family="paragraph" style:parent-style-name="Text_20_body">
      <style:text-properties officeooo:paragraph-rsid="001c1d34"/>
    </style:style>
    <style:style style:name="P4" style:family="paragraph" style:parent-style-name="Text_20_body">
      <style:text-properties officeooo:paragraph-rsid="001dc38d"/>
    </style:style>
    <style:style style:name="P5" style:family="paragraph" style:parent-style-name="Text_20_body">
      <style:text-properties officeooo:paragraph-rsid="001de1ac"/>
    </style:style>
    <style:style style:name="P6" style:family="paragraph" style:parent-style-name="Text_20_body">
      <style:text-properties officeooo:paragraph-rsid="002034b3"/>
    </style:style>
    <style:style style:name="P7" style:family="paragraph" style:parent-style-name="Text_20_body">
      <style:text-properties officeooo:paragraph-rsid="0021097b"/>
    </style:style>
    <style:style style:name="P8" style:family="paragraph" style:parent-style-name="Text_20_body">
      <style:text-properties officeooo:paragraph-rsid="002779ad"/>
    </style:style>
    <style:style style:name="P9" style:family="paragraph" style:parent-style-name="Text_20_body">
      <style:text-properties officeooo:paragraph-rsid="0028ad9b"/>
    </style:style>
    <style:style style:name="P10" style:family="paragraph" style:parent-style-name="Text_20_body">
      <style:text-properties officeooo:paragraph-rsid="0027cdc5"/>
    </style:style>
    <style:style style:name="P11" style:family="paragraph" style:parent-style-name="Text_20_body">
      <style:text-properties officeooo:paragraph-rsid="002de00e"/>
    </style:style>
    <style:style style:name="P12" style:family="paragraph" style:parent-style-name="Text_20_body">
      <style:text-properties officeooo:paragraph-rsid="002a2c04"/>
    </style:style>
    <style:style style:name="P13" style:family="paragraph" style:parent-style-name="Text_20_body">
      <style:text-properties officeooo:paragraph-rsid="002ee0af"/>
    </style:style>
    <style:style style:name="P14" style:family="paragraph" style:parent-style-name="Text_20_body">
      <style:text-properties officeooo:paragraph-rsid="003848b3"/>
    </style:style>
    <style:style style:name="P15" style:family="paragraph" style:parent-style-name="Text_20_body">
      <style:text-properties officeooo:paragraph-rsid="0038f870"/>
    </style:style>
    <style:style style:name="P16" style:family="paragraph" style:parent-style-name="Text_20_body">
      <style:text-properties officeooo:paragraph-rsid="0044ce4e"/>
    </style:style>
    <style:style style:name="P17" style:family="paragraph" style:parent-style-name="Text_20_body">
      <style:text-properties officeooo:paragraph-rsid="003fddd1"/>
    </style:style>
    <style:style style:name="P18" style:family="paragraph" style:parent-style-name="Text_20_body">
      <style:text-properties officeooo:paragraph-rsid="00422bfa"/>
    </style:style>
    <style:style style:name="P19" style:family="paragraph" style:parent-style-name="Title">
      <style:text-properties style:font-name="Courier New1" fo:font-size="28pt" fo:font-weight="bold" officeooo:rsid="000c6578" officeooo:paragraph-rsid="000c6578" style:font-name-asian="Microsoft YaHei" style:font-size-asian="28pt" style:font-weight-asian="bold" style:font-name-complex="Lucida Sans" style:font-size-complex="28pt" style:font-weight-complex="bold"/>
    </style:style>
    <style:style style:name="P20" style:family="paragraph" style:parent-style-name="Standard">
      <style:text-properties style:font-name="Courier New1" officeooo:rsid="000b99c1" officeooo:paragraph-rsid="000b99c1"/>
    </style:style>
    <style:style style:name="P21" style:family="paragraph" style:parent-style-name="Standard">
      <style:text-properties style:font-name="Courier New1" fo:font-weight="normal" officeooo:rsid="00227d58" officeooo:paragraph-rsid="001debf8" style:font-weight-asian="normal" style:font-weight-complex="normal"/>
    </style:style>
    <style:style style:name="P22" style:family="paragraph" style:parent-style-name="Text_20_body">
      <style:text-properties style:font-name="Courier New1" fo:font-weight="normal" officeooo:rsid="00227d58" officeooo:paragraph-rsid="001debf8" style:font-weight-asian="normal" style:font-weight-complex="normal"/>
    </style:style>
    <style:style style:name="P23" style:family="paragraph" style:parent-style-name="Text_20_body">
      <style:text-properties style:font-name="Courier New1" fo:font-weight="normal" officeooo:paragraph-rsid="00496eba" style:font-weight-asian="normal" style:font-weight-complex="normal"/>
    </style:style>
    <style:style style:name="P24" style:family="paragraph" style:parent-style-name="Text_20_body">
      <style:text-properties style:font-name="Courier New1" fo:font-weight="normal" officeooo:paragraph-rsid="004ac4ed" style:font-weight-asian="normal" style:font-weight-complex="normal"/>
    </style:style>
    <style:style style:name="P25" style:family="paragraph" style:parent-style-name="Text_20_body">
      <style:text-properties style:font-name="Courier New1" officeooo:paragraph-rsid="000e5123"/>
    </style:style>
    <style:style style:name="P26" style:family="paragraph" style:parent-style-name="Text_20_body">
      <style:text-properties style:font-name="Courier New1"/>
    </style:style>
    <style:style style:name="P27" style:family="paragraph" style:parent-style-name="Text_20_body">
      <style:text-properties style:font-name="Courier New1" officeooo:paragraph-rsid="000fb208"/>
    </style:style>
    <style:style style:name="P28" style:family="paragraph" style:parent-style-name="Text_20_body">
      <style:text-properties style:font-name="Courier New1" officeooo:paragraph-rsid="00347142"/>
    </style:style>
    <style:style style:name="P29" style:family="paragraph" style:parent-style-name="Text_20_body">
      <style:text-properties style:font-name="Courier New1" fo:font-style="italic" officeooo:paragraph-rsid="001a6851" style:font-style-asian="italic" style:font-style-complex="italic"/>
    </style:style>
    <style:style style:name="P30" style:family="paragraph" style:parent-style-name="Text_20_body">
      <style:text-properties style:font-name="Courier New1" fo:font-style="italic" style:font-style-asian="italic" style:font-style-complex="italic"/>
    </style:style>
    <style:style style:name="P31" style:family="paragraph" style:parent-style-name="Text_20_body">
      <style:text-properties style:font-name="Courier New1" fo:font-style="italic" officeooo:paragraph-rsid="00188b57" style:font-style-asian="italic" style:font-style-complex="italic"/>
    </style:style>
    <style:style style:name="P32" style:family="paragraph" style:parent-style-name="Text_20_body">
      <style:text-properties style:font-name="Courier New1" officeooo:rsid="00173f18" officeooo:paragraph-rsid="00173f18"/>
    </style:style>
    <style:style style:name="P33" style:family="paragraph" style:parent-style-name="Text_20_body">
      <style:text-properties style:font-name="Courier New1" officeooo:rsid="001c1d34" officeooo:paragraph-rsid="001c1d34"/>
    </style:style>
    <style:style style:name="P34" style:family="paragraph" style:parent-style-name="Text_20_body">
      <style:text-properties style:font-name="Courier New1" officeooo:paragraph-rsid="00188b57"/>
    </style:style>
    <style:style style:name="P35" style:family="paragraph" style:parent-style-name="Text_20_body">
      <style:text-properties style:font-name="Courier New1" officeooo:rsid="00227d58" officeooo:paragraph-rsid="00227d58"/>
    </style:style>
    <style:style style:name="P36" style:family="paragraph" style:parent-style-name="Text_20_body">
      <style:text-properties style:font-name="Courier New1" officeooo:rsid="00173ecb" officeooo:paragraph-rsid="00173ecb"/>
    </style:style>
    <style:style style:name="P37" style:family="paragraph" style:parent-style-name="Text_20_body">
      <style:text-properties style:font-name="Courier New1" fo:font-weight="bold" officeooo:paragraph-rsid="00496eba" style:font-weight-asian="bold" style:font-weight-complex="bold"/>
    </style:style>
    <style:style style:name="P38" style:family="paragraph" style:parent-style-name="Text_20_body">
      <style:text-properties officeooo:paragraph-rsid="00496eba"/>
    </style:style>
    <style:style style:name="P39" style:family="paragraph" style:parent-style-name="Text_20_body">
      <style:text-properties officeooo:paragraph-rsid="004b3574"/>
    </style:style>
    <style:style style:name="P40" style:family="paragraph" style:parent-style-name="Heading_20_1">
      <style:text-properties style:font-name="Courier New1" officeooo:rsid="000e5123" officeooo:paragraph-rsid="000e5123"/>
    </style:style>
    <style:style style:name="P41" style:family="paragraph" style:parent-style-name="Heading_20_1">
      <style:text-properties style:font-name="Courier New1"/>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2">
      <style:text-properties style:font-name="Courier New1"/>
    </style:style>
    <style:style style:name="P45" style:family="paragraph" style:parent-style-name="Heading_20_2">
      <style:text-properties style:font-name="Liberation Sans" fo:font-size="16.1000003814697pt" fo:font-weight="bold" officeooo:paragraph-rsid="0036693e" style:font-name-asian="Microsoft YaHei" style:font-size-asian="16.1000003814697pt" style:font-weight-asian="bold" style:font-name-complex="Lucida Sans" style:font-size-complex="16.1000003814697pt" style:font-weight-complex="bold"/>
    </style:style>
    <style:style style:name="P46" style:family="paragraph" style:parent-style-name="Heading_20_2">
      <style:text-properties officeooo:paragraph-rsid="0038f870"/>
    </style:style>
    <style:style style:name="P47" style:family="paragraph" style:parent-style-name="Heading_20_2">
      <style:text-properties officeooo:paragraph-rsid="0044ce4e"/>
    </style:style>
    <style:style style:name="P48" style:family="paragraph" style:parent-style-name="Text_20_body" style:list-style-name="L1">
      <style:text-properties officeooo:paragraph-rsid="00173f18"/>
    </style:style>
    <style:style style:name="P49" style:family="paragraph" style:parent-style-name="Text_20_body" style:list-style-name="L1">
      <style:text-properties officeooo:paragraph-rsid="00249f10"/>
    </style:style>
    <style:style style:name="P50" style:family="paragraph" style:parent-style-name="Text_20_body" style:list-style-name="L1">
      <style:text-properties style:font-name="Courier New1" officeooo:rsid="00173ecb" officeooo:paragraph-rsid="001c1d34"/>
    </style:style>
    <style:style style:name="P51" style:family="paragraph" style:parent-style-name="Text_20_body" style:list-style-name="L1">
      <style:text-properties style:font-name="Courier New1" officeooo:rsid="00173ecb" officeooo:paragraph-rsid="00173ecb"/>
    </style:style>
    <style:style style:name="P52" style:family="paragraph" style:parent-style-name="Text_20_body" style:list-style-name="L1">
      <style:paragraph-properties fo:text-align="justify" style:justify-single-word="false"/>
      <style:text-properties officeooo:paragraph-rsid="00173f18"/>
    </style:style>
    <style:style style:name="P53" style:family="paragraph" style:parent-style-name="Text_20_body" style:list-style-name="L2">
      <style:text-properties officeooo:paragraph-rsid="003848b3"/>
    </style:style>
    <style:style style:name="P54" style:family="paragraph" style:parent-style-name="Text_20_body" style:list-style-name="L2">
      <style:text-properties officeooo:paragraph-rsid="00386dbd"/>
    </style:style>
    <style:style style:name="T1" style:family="text">
      <style:text-properties officeooo:rsid="00139451"/>
    </style:style>
    <style:style style:name="T2" style:family="text">
      <style:text-properties style:text-position="0% 100%" style:font-name="Courier New1" fo:font-weight="normal" officeooo:rsid="0021097b" style:font-weight-asian="normal" style:font-weight-complex="normal"/>
    </style:style>
    <style:style style:name="T3" style:family="text">
      <style:text-properties style:text-position="0% 100%" style:font-name="Courier New1" fo:font-weight="normal" officeooo:rsid="00267b94" style:font-weight-asian="normal" style:font-weight-complex="normal"/>
    </style:style>
    <style:style style:name="T4" style:family="text">
      <style:text-properties style:text-position="0% 100%" style:font-name="Courier New1" fo:font-weight="bold" officeooo:rsid="00267b94" style:font-weight-asian="bold" style:font-weight-complex="bold"/>
    </style:style>
    <style:style style:name="T5" style:family="text">
      <style:text-properties style:text-position="0% 100%" style:font-name="Courier New1" fo:font-weight="bold" officeooo:rsid="0021097b" style:font-weight-asian="bold" style:font-weight-complex="bold"/>
    </style:style>
    <style:style style:name="T6" style:family="text">
      <style:text-properties style:text-position="0% 100%" style:font-name="Courier New1" fo:font-weight="bold" officeooo:rsid="00249f10" style:font-weight-asian="bold" style:font-weight-complex="bold"/>
    </style:style>
    <style:style style:name="T7" style:family="text">
      <style:text-properties style:text-position="0% 100%" style:font-name="Courier New1" fo:font-style="italic" fo:font-weight="normal" officeooo:rsid="0021097b" style:font-style-asian="italic" style:font-weight-asian="normal" style:font-style-complex="italic" style:font-weight-complex="normal"/>
    </style:style>
    <style:style style:name="T8" style:family="text">
      <style:text-properties officeooo:rsid="00173f18"/>
    </style:style>
    <style:style style:name="T9" style:family="text">
      <style:text-properties fo:font-weight="bold" style:font-weight-asian="bold" style:font-weight-complex="bold"/>
    </style:style>
    <style:style style:name="T10" style:family="text">
      <style:text-properties fo:font-weight="bold" officeooo:rsid="001bf1e5" style:font-weight-asian="bold" style:font-weight-complex="bold"/>
    </style:style>
    <style:style style:name="T11" style:family="text">
      <style:text-properties fo:font-weight="bold" officeooo:rsid="001debf8" style:font-weight-asian="bold" style:font-weight-complex="bold"/>
    </style:style>
    <style:style style:name="T12" style:family="text">
      <style:text-properties fo:font-weight="normal" officeooo:rsid="004ac4ed" style:font-weight-asian="normal" style:font-weight-complex="normal"/>
    </style:style>
    <style:style style:name="T13" style:family="text">
      <style:text-properties fo:font-weight="normal" officeooo:rsid="00496eba" style:font-weight-asian="normal" style:font-weight-complex="normal"/>
    </style:style>
    <style:style style:name="T14" style:family="text">
      <style:text-properties officeooo:rsid="001bf1e5"/>
    </style:style>
    <style:style style:name="T15" style:family="text">
      <style:text-properties officeooo:rsid="0036693e"/>
    </style:style>
    <style:style style:name="T16" style:family="text">
      <style:text-properties officeooo:rsid="003db20d"/>
    </style:style>
    <style:style style:name="T17" style:family="text">
      <style:text-properties style:font-name="Courier New1"/>
    </style:style>
    <style:style style:name="T18" style:family="text">
      <style:text-properties style:font-name="Courier New1" fo:font-style="italic" fo:font-weight="normal" style:font-style-asian="italic" style:font-weight-asian="normal" style:font-style-complex="italic" style:font-weight-complex="normal"/>
    </style:style>
    <style:style style:name="T19" style:family="text">
      <style:text-properties style:font-name="Courier New1" fo:font-style="italic" fo:font-weight="normal" officeooo:rsid="002034b3" style:font-style-asian="italic" style:font-weight-asian="normal" style:font-style-complex="italic" style:font-weight-complex="normal"/>
    </style:style>
    <style:style style:name="T20" style:family="text">
      <style:text-properties style:font-name="Courier New1" fo:font-style="italic" fo:font-weight="normal" officeooo:rsid="0036693e" style:font-style-asian="italic" style:font-weight-asian="normal" style:font-style-complex="italic" style:font-weight-complex="normal"/>
    </style:style>
    <style:style style:name="T21" style:family="text">
      <style:text-properties style:font-name="Courier New1" fo:font-style="italic" fo:font-weight="normal" officeooo:rsid="0021097b" style:font-style-asian="italic" style:font-weight-asian="normal" style:font-style-complex="italic" style:font-weight-complex="normal"/>
    </style:style>
    <style:style style:name="T22" style:family="text">
      <style:text-properties style:font-name="Courier New1" fo:font-style="italic" fo:font-weight="normal" officeooo:rsid="0044ce4e" style:font-style-asian="italic" style:font-weight-asian="normal" style:font-style-complex="italic" style:font-weight-complex="normal"/>
    </style:style>
    <style:style style:name="T23" style:family="text">
      <style:text-properties style:font-name="Courier New1" fo:font-style="italic" fo:font-weight="normal" officeooo:rsid="001de1ac" style:font-style-asian="italic" style:font-weight-asian="normal" style:font-style-complex="italic" style:font-weight-complex="normal"/>
    </style:style>
    <style:style style:name="T24" style:family="text">
      <style:text-properties style:font-name="Courier New1" fo:font-style="italic" fo:font-weight="normal" officeooo:rsid="002ee0af" style:font-style-asian="italic" style:font-weight-asian="normal" style:font-style-complex="italic" style:font-weight-complex="normal"/>
    </style:style>
    <style:style style:name="T25" style:family="text">
      <style:text-properties style:font-name="Courier New1" fo:font-style="italic" fo:font-weight="normal" officeooo:rsid="003fddd1" style:font-style-asian="italic" style:font-weight-asian="normal" style:font-style-complex="italic" style:font-weight-complex="normal"/>
    </style:style>
    <style:style style:name="T26" style:family="text">
      <style:text-properties style:font-name="Courier New1" fo:font-style="italic" fo:font-weight="normal" officeooo:rsid="00364ac4" style:font-style-asian="italic" style:font-weight-asian="normal" style:font-style-complex="italic" style:font-weight-complex="normal"/>
    </style:style>
    <style:style style:name="T27" style:family="text">
      <style:text-properties style:font-name="Courier New1" fo:font-style="italic" style:font-style-asian="italic" style:font-style-complex="italic"/>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officeooo:rsid="00173f18" style:font-weight-asian="normal" style:font-weight-complex="normal"/>
    </style:style>
    <style:style style:name="T30" style:family="text">
      <style:text-properties style:font-name="Courier New1" fo:font-weight="normal" officeooo:rsid="001fb891" style:font-weight-asian="normal" style:font-weight-complex="normal"/>
    </style:style>
    <style:style style:name="T31" style:family="text">
      <style:text-properties style:font-name="Courier New1" fo:font-weight="normal" officeooo:rsid="00249f10" style:font-weight-asian="normal" style:font-weight-complex="normal"/>
    </style:style>
    <style:style style:name="T32" style:family="text">
      <style:text-properties style:font-name="Courier New1" fo:font-weight="normal" officeooo:rsid="0021097b" style:font-weight-asian="normal" style:font-weight-complex="normal"/>
    </style:style>
    <style:style style:name="T33" style:family="text">
      <style:text-properties style:font-name="Courier New1" fo:font-weight="normal" officeooo:rsid="001c1d34" style:font-weight-asian="normal" style:font-weight-complex="normal"/>
    </style:style>
    <style:style style:name="T34" style:family="text">
      <style:text-properties style:font-name="Courier New1" fo:font-weight="normal" officeooo:rsid="001a6851" style:font-weight-asian="normal" style:font-weight-complex="normal"/>
    </style:style>
    <style:style style:name="T35" style:family="text">
      <style:text-properties style:font-name="Courier New1" fo:font-weight="normal" officeooo:rsid="00188b57" style:font-weight-asian="normal" style:font-weight-complex="normal"/>
    </style:style>
    <style:style style:name="T36" style:family="text">
      <style:text-properties style:font-name="Courier New1" fo:font-weight="normal" officeooo:rsid="002779ad" style:font-weight-asian="normal" style:font-weight-complex="normal"/>
    </style:style>
    <style:style style:name="T37" style:family="text">
      <style:text-properties style:font-name="Courier New1" fo:font-weight="normal" officeooo:rsid="00278cae" style:font-weight-asian="normal" style:font-weight-complex="normal"/>
    </style:style>
    <style:style style:name="T38" style:family="text">
      <style:text-properties style:font-name="Courier New1" fo:font-weight="normal" officeooo:rsid="002de00e" style:font-weight-asian="normal" style:font-weight-complex="normal"/>
    </style:style>
    <style:style style:name="T39" style:family="text">
      <style:text-properties style:font-name="Courier New1" fo:font-weight="normal" officeooo:rsid="0027cdc5" style:font-weight-asian="normal" style:font-weight-complex="normal"/>
    </style:style>
    <style:style style:name="T40" style:family="text">
      <style:text-properties style:font-name="Courier New1" fo:font-weight="normal" officeooo:rsid="002ee0af" style:font-weight-asian="normal" style:font-weight-complex="normal"/>
    </style:style>
    <style:style style:name="T41" style:family="text">
      <style:text-properties style:font-name="Courier New1" fo:font-weight="normal" officeooo:rsid="0047758d" style:font-weight-asian="normal" style:font-weight-complex="normal"/>
    </style:style>
    <style:style style:name="T42" style:family="text">
      <style:text-properties style:font-name="Courier New1" fo:font-weight="normal" officeooo:rsid="0048e5ee" style:font-weight-asian="normal" style:font-weight-complex="normal"/>
    </style:style>
    <style:style style:name="T43" style:family="text">
      <style:text-properties style:font-name="Courier New1" fo:font-weight="normal" officeooo:rsid="004b3574" style:font-weight-asian="normal" style:font-weight-complex="normal"/>
    </style:style>
    <style:style style:name="T44" style:family="text">
      <style:text-properties style:font-name="Courier New1" fo:font-weight="bold" style:font-weight-asian="bold" style:font-weight-complex="bold"/>
    </style:style>
    <style:style style:name="T45" style:family="text">
      <style:text-properties style:font-name="Courier New1" fo:font-weight="bold" officeooo:rsid="00173f18" style:font-weight-asian="bold" style:font-weight-complex="bold"/>
    </style:style>
    <style:style style:name="T46" style:family="text">
      <style:text-properties style:font-name="Courier New1" fo:font-weight="bold" officeooo:rsid="001c1d34" style:font-weight-asian="bold" style:font-weight-complex="bold"/>
    </style:style>
    <style:style style:name="T47" style:family="text">
      <style:text-properties style:font-name="Courier New1" fo:font-weight="bold" officeooo:rsid="00188b57" style:font-weight-asian="bold" style:font-weight-complex="bold"/>
    </style:style>
    <style:style style:name="T48" style:family="text">
      <style:text-properties style:font-name="Courier New1" fo:font-weight="bold" officeooo:rsid="00278cae" style:font-weight-asian="bold" style:font-weight-complex="bold"/>
    </style:style>
    <style:style style:name="T49" style:family="text">
      <style:text-properties style:font-name="Courier New1" fo:font-weight="bold" officeooo:rsid="002de00e" style:font-weight-asian="bold" style:font-weight-complex="bold"/>
    </style:style>
    <style:style style:name="T50" style:family="text">
      <style:text-properties style:font-name="Courier New1" fo:font-weight="bold" officeooo:rsid="0040c164" style:font-weight-asian="bold" style:font-weight-complex="bold"/>
    </style:style>
    <style:style style:name="T51" style:family="text">
      <style:text-properties style:font-name="Courier New1" officeooo:rsid="00173f18"/>
    </style:style>
    <style:style style:name="T52" style:family="text">
      <style:text-properties style:font-name="Courier New1" style:text-underline-style="solid" style:text-underline-width="auto" style:text-underline-color="font-color" fo:font-weight="bold" officeooo:rsid="00188b57" style:font-weight-asian="bold" style:font-weight-complex="bold"/>
    </style:style>
    <style:style style:name="T53" style:family="text">
      <style:text-properties style:font-name="Courier New1" fo:font-style="normal" fo:font-weight="normal" officeooo:rsid="001dc38d" style:font-style-asian="normal" style:font-weight-asian="normal" style:font-style-complex="normal" style:font-weight-complex="normal"/>
    </style:style>
    <style:style style:name="T54" style:family="text">
      <style:text-properties style:font-name="Courier New1" fo:font-style="normal" fo:font-weight="normal" officeooo:rsid="001fb891" style:font-style-asian="normal" style:font-weight-asian="normal" style:font-style-complex="normal" style:font-weight-complex="normal"/>
    </style:style>
    <style:style style:name="T55" style:family="text">
      <style:text-properties style:font-name="Courier New1" fo:font-style="normal" fo:font-weight="normal" officeooo:rsid="001de1ac" style:font-style-asian="normal" style:font-weight-asian="normal" style:font-style-complex="normal" style:font-weight-complex="normal"/>
    </style:style>
    <style:style style:name="T56" style:family="text">
      <style:text-properties style:font-name="Courier New1" fo:font-style="normal" fo:font-weight="normal" officeooo:rsid="0044ce4e" style:font-style-asian="normal" style:font-weight-asian="normal" style:font-style-complex="normal" style:font-weight-complex="normal"/>
    </style:style>
    <style:style style:name="T57" style:family="text">
      <style:text-properties style:font-name="Courier New1" fo:font-style="normal" fo:font-weight="normal" officeooo:rsid="00461071" style:font-style-asian="normal" style:font-weight-asian="normal" style:font-style-complex="normal" style:font-weight-complex="normal"/>
    </style:style>
    <style:style style:name="T58" style:family="text">
      <style:text-properties style:font-name="Courier New1" fo:font-style="normal" fo:font-weight="normal" officeooo:rsid="0028ad9b" style:font-style-asian="normal" style:font-weight-asian="normal" style:font-style-complex="normal" style:font-weight-complex="normal"/>
    </style:style>
    <style:style style:name="T59" style:family="text">
      <style:text-properties style:font-name="Courier New1" fo:font-style="normal" fo:font-weight="normal" officeooo:rsid="002a2c04" style:font-style-asian="normal" style:font-weight-asian="normal" style:font-style-complex="normal" style:font-weight-complex="normal"/>
    </style:style>
    <style:style style:name="T60" style:family="text">
      <style:text-properties style:font-name="Courier New1" fo:font-style="normal" fo:font-weight="normal" officeooo:rsid="002de00e" style:font-style-asian="normal" style:font-weight-asian="normal" style:font-style-complex="normal" style:font-weight-complex="normal"/>
    </style:style>
    <style:style style:name="T61" style:family="text">
      <style:text-properties style:font-name="Courier New1" fo:font-style="normal" fo:font-weight="normal" officeooo:rsid="002e2a31" style:font-style-asian="normal" style:font-weight-asian="normal" style:font-style-complex="normal" style:font-weight-complex="normal"/>
    </style:style>
    <style:style style:name="T62" style:family="text">
      <style:text-properties style:font-name="Courier New1" fo:font-style="normal" fo:font-weight="normal" officeooo:rsid="002ee0af" style:font-style-asian="normal" style:font-weight-asian="normal" style:font-style-complex="normal" style:font-weight-complex="normal"/>
    </style:style>
    <style:style style:name="T63" style:family="text">
      <style:text-properties style:font-name="Courier New1" fo:font-style="normal" fo:font-weight="normal" officeooo:rsid="003848b3" style:font-style-asian="normal" style:font-weight-asian="normal" style:font-style-complex="normal" style:font-weight-complex="normal"/>
    </style:style>
    <style:style style:name="T64" style:family="text">
      <style:text-properties style:font-name="Courier New1" fo:font-style="normal" fo:font-weight="normal" officeooo:rsid="00386dbd" style:font-style-asian="normal" style:font-weight-asian="normal" style:font-style-complex="normal" style:font-weight-complex="normal"/>
    </style:style>
    <style:style style:name="T65" style:family="text">
      <style:text-properties style:font-name="Courier New1" fo:font-style="normal" fo:font-weight="normal" officeooo:rsid="003fddd1" style:font-style-asian="normal" style:font-weight-asian="normal" style:font-style-complex="normal" style:font-weight-complex="normal"/>
    </style:style>
    <style:style style:name="T66" style:family="text">
      <style:text-properties style:font-name="Courier New1" fo:font-style="normal" fo:font-weight="normal" officeooo:rsid="0038f870" style:font-style-asian="normal" style:font-weight-asian="normal" style:font-style-complex="normal" style:font-weight-complex="normal"/>
    </style:style>
    <style:style style:name="T67" style:family="text">
      <style:text-properties style:font-name="Courier New1" fo:font-style="normal" fo:font-weight="normal" officeooo:rsid="003bb315" style:font-style-asian="normal" style:font-weight-asian="normal" style:font-style-complex="normal" style:font-weight-complex="normal"/>
    </style:style>
    <style:style style:name="T68" style:family="text">
      <style:text-properties style:font-name="Courier New1" fo:font-style="normal" fo:font-weight="normal" officeooo:rsid="003a52da" style:font-style-asian="normal" style:font-weight-asian="normal" style:font-style-complex="normal" style:font-weight-complex="normal"/>
    </style:style>
    <style:style style:name="T69" style:family="text">
      <style:text-properties style:font-name="Courier New1" fo:font-style="normal" fo:font-weight="normal" officeooo:rsid="00422bfa" style:font-style-asian="normal" style:font-weight-asian="normal" style:font-style-complex="normal" style:font-weight-complex="normal"/>
    </style:style>
    <style:style style:name="T70" style:family="text">
      <style:text-properties style:font-name="Courier New1" fo:font-style="normal" fo:font-weight="normal" officeooo:rsid="0048e5ee" style:font-style-asian="normal" style:font-weight-asian="normal" style:font-style-complex="normal" style:font-weight-complex="normal"/>
    </style:style>
    <style:style style:name="T71" style:family="text">
      <style:text-properties style:font-name="Courier New1" fo:font-style="normal" fo:font-weight="normal" officeooo:rsid="00496eba" style:font-style-asian="normal" style:font-weight-asian="normal" style:font-style-complex="normal" style:font-weight-complex="normal"/>
    </style:style>
    <style:style style:name="T72" style:family="text">
      <style:text-properties style:font-name="Courier New1" fo:font-style="normal" fo:font-weight="bold" officeooo:rsid="001dc38d" style:font-style-asian="normal" style:font-weight-asian="bold" style:font-style-complex="normal" style:font-weight-complex="bold"/>
    </style:style>
    <style:style style:name="T73" style:family="text">
      <style:text-properties style:font-name="Courier New1" fo:font-style="normal" fo:font-weight="bold" officeooo:rsid="001de1ac" style:font-style-asian="normal" style:font-weight-asian="bold" style:font-style-complex="normal" style:font-weight-complex="bold"/>
    </style:style>
    <style:style style:name="T74" style:family="text">
      <style:text-properties style:font-name="Courier New1" fo:font-style="normal" fo:font-weight="bold" officeooo:rsid="003848b3" style:font-style-asian="normal" style:font-weight-asian="bold" style:font-style-complex="normal" style:font-weight-complex="bold"/>
    </style:style>
    <style:style style:name="T75" style:family="text">
      <style:text-properties style:font-name="Courier New1" fo:font-style="normal" fo:font-weight="bold" officeooo:rsid="00386dbd" style:font-style-asian="normal" style:font-weight-asian="bold" style:font-style-complex="normal" style:font-weight-complex="bold"/>
    </style:style>
    <style:style style:name="T76" style:family="text">
      <style:text-properties style:font-name="Courier New1" fo:font-style="normal" fo:font-weight="bold" officeooo:rsid="003a52da" style:font-style-asian="normal" style:font-weight-asian="bold" style:font-style-complex="normal" style:font-weight-complex="bold"/>
    </style:style>
    <style:style style:name="T77" style:family="text">
      <style:text-properties style:font-name="Courier New1" fo:font-style="normal" fo:font-weight="bold" officeooo:rsid="00422bfa" style:font-style-asian="normal" style:font-weight-asian="bold" style:font-style-complex="normal" style:font-weight-complex="bold"/>
    </style:style>
    <style:style style:name="T78" style:family="text">
      <style:text-properties style:font-name="Courier New1" fo:font-style="normal" officeooo:rsid="003a52da" style:font-style-asian="normal" style:font-style-complex="normal"/>
    </style:style>
    <style:style style:name="T79" style:family="text">
      <style:text-properties style:font-name="Courier New1" officeooo:rsid="0036693e"/>
    </style:style>
    <style:style style:name="T80" style:family="text">
      <style:text-properties style:font-name="Courier New1" officeooo:rsid="0038f870"/>
    </style:style>
    <style:style style:name="T81" style:family="text">
      <style:text-properties style:font-name="Courier New1" officeooo:rsid="0028ad9b"/>
    </style:style>
    <style:style style:name="T82" style:family="text">
      <style:text-properties style:font-name="Courier New1" officeooo:rsid="0040c164"/>
    </style:style>
    <style:style style:name="T83" style:family="text">
      <style:text-properties officeooo:rsid="00496eba"/>
    </style:style>
    <style:style style:name="T84" style:family="text">
      <style:text-properties officeooo:rsid="004bf06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jekt: Neues Leben</text:p>
      <text:p text:style-name="P20"/>
      <text:h text:style-name="P40" text:outline-level="1">Intro / Teaser</text:h>
      <text:p text:style-name="P25">Euer Magen dreht sich um, und das grelle Licht sticht in eure Augen. Ein konstantes Piepen und Surren dringt an eure Ohren. Eine mechanische Stimme bricht die Stille: „Hyperschlaf-Protokoll abgeschlossen. Willkommen zurück.“</text:p>
      <text:p text:style-name="P26">Ihr blinzelt benommen und erkennt die sterile Umgebung der NL-20<text:span text:style-name="T15">4</text:span>6-ES, einem Schiff des Projekts ‚Neues Leben‘, das dazu bestimmt ist, neue Welten zu erkunden und zu kolonisieren. Als Mitglieder der Transportmannschaft werdet ihr vor dem Erreichen kritischer Knotenpunkte aus dem Hyperschlaf geholt, um die nächsten Schritte vorzubereiten. Doch etwas ist anders. Etwas ist falsch. </text:p>
      <text:p text:style-name="P27">Die Routinechecks wirken auf den ersten Blick unauffällig, doch eine seltsame Beklemmung überkommt euch. Vor weniger als einer Woche registrierte das Schiff mehrere kleine Kollisionen, ohne dass genaue Details verzeichnet wurden. Die metallischen Wände scheinen enger zu sein, das Licht kälter und das sonst so vertraute Brummen der Maschinen hat einen bedrohlichen Unterton. Ein unheimliches Gefühl von Unruhe und Gefahr schleicht sich in eure Gedanken. <text:span text:style-name="T1">Oder... schleicht dort etwas anderes?</text:span></text:p>
      <text:h text:style-name="P41" text:outline-level="1">Hintergrund</text:h>
      <text:p text:style-name="P22">Das Abenteuer spielt an Bord des Raumtransportschiffs NL-20<text:span text:style-name="T16">4</text:span>6-ES („Neues Leben – 20<text:span text:style-name="T16">4</text:span>6 – Erkunder Siedler“), welches im Rahmen des Projekts „Neues Leben“ gestartet wurde. Ziel des Projekts ist die Aufklärung und Besiedlung eines neuen Planeten in der habitablen Zone des Sterns LRX-214809. Signale und Scans deuten darauf hin, dass der Planet bewohnbar ist.</text:p>
      <text:p text:style-name="P26">Kurz vor der Ankunft an der <text:span text:style-name="T84">Orbit</text:span>station ‚Vancoover‘ werden die Spieler aus ihrem Hyperschlaf geweckt. <text:span text:style-name="T84">Vancoover befindet sich im Orbit des Planeten LRX-214809-Alpha.</text:span> Neben den üblichen Wahrnehmungsstörungen nach dem Hyperschlaf scheint zunächst alles normal zu sein. Vor etwa einer Woche kam es jedoch zu kleineren Kollisionen, die von <text:span text:style-name="T9">„Brutlingen“ (feindliche außerirdische Lebensformen)</text:span> verursacht wurden. Diese Wesen haben sich an das Schiff gehängt und warten nun auf eine Gelegenheit, ins Innere zu gelangen. Bei diesen Vorfällen wurde der Kapitän überrascht und getötet. Alle außer einem Brutling haben das Schiff inzwischen wieder verlassen. Der Kapitän hängt nun an der Sendeantenne und <text:soft-page-break/>dient als Brutkörper für den verbleibenden Brutling. Über dieses Ereignis gibt es keine Aufzeichnungen, nur die Kollisionen wurden registriert.</text:p>
      <text:p text:style-name="P28">Bevor die Spieler ‚Vancoover‘ erreichen, können sie diese Wesen nur entdecken, wenn sie einen Außenbordeinsatz (EVA) durchführen. Der Kapitän war der Erste, der aus dem Hyperschlaf erwachte, sein Verbleib ist jedoch ungeklärt. Die <text:span text:style-name="T11">KAR</text:span> hat keine Informationen über sein Schicksal. Die Leiche des Kapitäns befindet sich außerhalb des Raumschiffs, wo er von einer der außerirdischen Lebensformen überwältigt wurde und nun als Brutstätte dient. Der Kapitän trug als einziger einen <text:span text:style-name="T9">Zugangscode der Stufe 3 </text:span>bei sich.</text:p>
      <text:p text:style-name="P21"/>
      <text:h text:style-name="P41" text:outline-level="1">Vor der Begegnung</text:h>
      <text:h text:style-name="P44" text:outline-level="2">Kryokapseln Crew</text:h>
      <text:p text:style-name="P29">Ihr erwacht allmählich aus eurem kryogenen Schlaf und öffnet schwerfällig die Augen. Der Kryokapsel-Raum ist in kaltes, gedämpftes Licht getaucht, das von den summenden Leuchtpaneelen an den Wänden ausgeht. Die Luft ist kühl und still, fast steril, mit einem Hauch von Metall und Antiseptika.</text:p>
      <text:p text:style-name="P30">Die Kryokapseln sind futuristische Sarkophage aus glattem Metall und Glas, durchzogen von dünnen Kabeln und Schläuchen, die leise zischen und blubbern. Ihr spürt noch die Nachwirkungen des langen Schlafes – eine Mischung aus Taubheit und prickelndem Erwachen.</text:p>
      <text:p text:style-name="P30">An den Wänden reihen sich schlichte, graue Spinde, jeder mit einer Plakette, die den Namen eines Crewmitglieds trägt. Einige Türen stehen offen, gewähren Einblick in persönliche Habseligkeiten: Kleidung, Uniformen, vielleicht ein Foto oder ein kleines Souvenir.</text:p>
      <text:p text:style-name="P30">Ein einsamer Schreibtisch steht in der Ecke, nahezu leer bis auf einen alten Notizblock und verstreute Stifte. Darüber hängt ein flimmerndes Holodisplay, das unleserliche Datenströme und Fehlermeldungen anzeigt.</text:p>
      <text:p text:style-name="P30">Während ihr euch orientiert, bemerkt ihr die Abwesenheit des Kapitäns. Normalerweise der Erste, der erwacht, ist seine Kryokapsel leer. Das Holodisplay zeigt keine Hinweise auf sein Erwachen. Ein ungutes Gefühl breitet sich aus, die Stille wird bedrückender. Wo ist der Kapitän? Die Ungewissheit lässt euch frösteln, während ihr versucht, seinen Verbleib zu klären.</text:p>
      <text:p text:style-name="P32">Im Mannschaftsraum erwacht die Gruppe. Hier finden sie Ihre Standardausrüstung so wie einen einheitlichen Overall. <text:span text:style-name="T14">Beim genaueren durchsuchen des Schreibtisches kann der </text:span><text:span text:style-name="T10">Zugangscode der </text:span><text:soft-page-break/><text:span text:style-name="T10">Stufe 2</text:span><text:span text:style-name="T14"> gefunden werden. </text:span>Dies<text:span text:style-name="T14">er</text:span> ermöglicht es den Spielern sich in den meisten Bereichen des Schiffs <text:span text:style-name="T14">frei zu bewegen</text:span>.</text:p>
      <text:p text:style-name="P33">Zusätzlich ist zu vermerken, dass der Kapitän nicht aufzufinden ist. Sogar seine Kryokapsel ist geöffnet aber leer.</text:p>
      <text:h text:style-name="P44" text:outline-level="2">Brücke</text:h>
      <text:p text:style-name="P1"><text:span text:style-name="Strong_20_Emphasis"><text:span text:style-name="T18">Die Brücke des Raumschiffs</text:span></text:span><text:span text:style-name="T27"> ist ein Inbegriff futuristischer Eleganz und Funktionalität. Die sterile Umgebung strahlt eine klinische Sauberkeit aus, die von der hochmodernen Einrichtung betont wird. Überall sind Steuerelemente verteilt, deren verschiedene blinkende Lichter in einem hypnotischen Rhythmus pulsieren und die Kontrolle und Komplexität dieses fortschrittlichen Raumschiffs unterstreichen.</text:span></text:p>
      <text:p text:style-name="P30">Eine riesige, gewölbte Glasfront dominiert den Raum und bietet einen atemberaubenden, ungehinderten Blick in die unendlichen Weiten des Weltraums. Sterne glitzern in der Ferne wie Diamanten auf einem samt schwarzen Tuch, während gelegentlich ein Meteoritenschauer das Panorama durchkreuzt und einen Hauch von Bewegung in die sonst stille Leere bringt.</text:p>
      <text:p text:style-name="P31">Bei genauerem Hinsehen fällt ein besonders auffälliges Detail ins Auge: ein blau blinkender Knopf in der zentralen Konsole. Sein rhythmisches Leuchten hebt ihn aus der Vielzahl der anderen Lichter hervor und zieht förmlich den Blick auf sich. </text:p>
      <text:p text:style-name="P34">Wird dieser Knopf gedrückt, erwacht der Bordcomputer zum Leben. Ein leises Summen durchdringt die Stille der Brücke, als die Maschinenstimme des Computers einen allgemeinen Lagebericht ausgibt.</text:p>
      <text:p text:style-name="P35">Zu beachten ist, dass die Spieler die Brücke nur verlassen können wenn Sie den Zugangscode Stufe 2 gefunden haben.</text:p>
      <text:h text:style-name="P44" text:outline-level="2">Bordcomputer</text:h>
      <text:p text:style-name="P36">Der Bordcomputer bietet den Spieler zu beginn eine ToDo Liste von derer Aufgaben, die vor dem Andocken an Vancoover erledigt werden müssen. Dazu zählen:</text:p>
      <text:list xml:id="list825970783" text:style-name="L1">
        <text:list-item>
          <text:p text:style-name="P50">Prüfung des Protokolls</text:p>
        </text:list-item>
        <text:list-item>
          <text:p text:style-name="P51">Kontrollgang de<text:span text:style-name="T15">s Siedlerraums</text:span> <text:span text:style-name="T15">(</text:span>Kryo-Kapseln der Siedler<text:span text:style-name="T15">)</text:span></text:p>
        </text:list-item>
        <text:list-item>
          <text:p text:style-name="P51">Pausieren der <text:span text:style-name="T8">KAR</text:span> <text:span text:style-name="T8">(</text:span>KI-Assistent Roboter<text:span text:style-name="T8">)</text:span> im Lager und der Werkstatt</text:p>
        </text:list-item>
        <text:list-item>
          <text:p text:style-name="P48"><text:span text:style-name="Strong_20_Emphasis"><text:span text:style-name="T29">Kalibrierung und Prüfung der Lebensunterstützungssysteme</text:span></text:span></text:p>
        </text:list-item>
        <text:list-item>
          <text:p text:style-name="P49"><text:span text:style-name="Strong_20_Emphasis"><text:span text:style-name="T30">Antrieb </text:span></text:span><text:span text:style-name="Strong_20_Emphasis"><text:span text:style-name="T31">auf Andockmodus </text:span></text:span><text:span text:style-name="Strong_20_Emphasis"><text:span text:style-name="T30">umstellen</text:span></text:span></text:p>
        </text:list-item>
        <text:list-item>
          <text:p text:style-name="P52"><text:soft-page-break/><text:span text:style-name="Strong_20_Emphasis"><text:span text:style-name="T29">Andockhaken und -kupplungen <text:s/>vorbereiten</text:span></text:span></text:p>
        </text:list-item>
        <text:list-item>
          <text:p text:style-name="P48"><text:span text:style-name="Strong_20_Emphasis"><text:span text:style-name="T29">Kontaktaufnahme zur Vancoover</text:span></text:span></text:p>
        </text:list-item>
      </text:list>
      <text:p text:style-name="P7"><text:span text:style-name="Strong_20_Emphasis"><text:span text:style-name="T32">Die Kommunikation zum Bordcomputer ist nur in der Brücke möglich. Zusätzlich zur Analyse/ToDo Liste kann der Bordcomputer Auskunft über alle verfügbaren Räume geben die der ausgewiesenen Sicherheitsstufe der Spieler entspricht.</text:span></text:span></text:p>
      <text:p text:style-name="P2"><text:span text:style-name="Strong_20_Emphasis"><text:span text:style-name="T29">Die Aufgaben lassen sich zumeist Problemlos lösen. </text:span></text:span><text:span text:style-name="Strong_20_Emphasis"><text:span text:style-name="T45">Allerdings sind vermehrt Geräusche</text:span></text:span><text:span text:style-name="Strong_20_Emphasis"><text:span text:style-name="T29"> durch die Hülle des Schiffs zu hören. Gerade in den Abschnitten die direkt an der Außenseite liegen.</text:span></text:span></text:p>
      <text:h text:style-name="Heading_20_3" text:outline-level="3"><text:span text:style-name="Strong_20_Emphasis"><text:span text:style-name="T17">Protokoll</text:span></text:span></text:h>
      <text:p text:style-name="P3"><text:span text:style-name="Strong_20_Emphasis"><text:span text:style-name="T33">Das Protokoll enthält auf den ersten Blick keine Besonderheiten. Es zeigt einige passierte Meteorgürtel. Den Status der verschiedenen System über die letzten Jahre so wie den Status der </text:span></text:span><text:span text:style-name="Strong_20_Emphasis"><text:span text:style-name="T46">KAR</text:span></text:span><text:span text:style-name="Strong_20_Emphasis"><text:span text:style-name="T33"> und die Info, dass es ein Update für diese gib. </text:span></text:span></text:p>
      <text:p text:style-name="P3"><text:span text:style-name="Strong_20_Emphasis"><text:span text:style-name="T33">Für jemanden mit </text:span></text:span><text:span text:style-name="Strong_20_Emphasis"><text:span text:style-name="T46">Technischem Wissen </text:span></text:span><text:span text:style-name="Strong_20_Emphasis"><text:span text:style-name="T33">oder ähnlichen Fähigkeiten sticht zudem hervor, dass es mehrere kleine Kollisionen vor gut etwa einer Woche gab. Weiter kann mit einer erschwerten Probe herausgefunden werden, dass nach dieser Kollisionen etwas an der Hülle kleben oder hängen geblieben ist und die automatischen Systeme diese Objekte nicht beseitigen konnte.</text:span></text:span></text:p>
      <text:h text:style-name="Heading_20_2" text:outline-level="2"><text:span text:style-name="Strong_20_Emphasis"><text:span text:style-name="T17">KAR Zentrale</text:span></text:span></text:h>
      <text:p text:style-name="P6"><text:span text:style-name="Strong_20_Emphasis"><text:span text:style-name="T18">Die KAR-Zentrale präsentiert sich als nüchterner, funktionaler Raum, der von einem klaren, minimalistischen Design dominiert wird. In der Mitte thront ein imposantes Terminal, das mit seiner schimmernden Oberfläche und den unzähligen blinkenden Lichtern den Mittelpunkt bildet. Die schlichte, graue Einrichtung lässt den Fokus auf die beeindruckende Technologie zu, die von hier aus alle KARs </text:span></text:span><text:span text:style-name="Strong_20_Emphasis"><text:span text:style-name="T19">(KI-Assistenten-Roboter</text:span></text:span><text:span text:style-name="Strong_20_Emphasis"><text:span text:style-name="T18">) steuert und verwaltet. An den Wänden befinden sich eingelassene, hochmoderne Bildschirme, die in Echtzeit Datenströme und Statusberichte der KARs anzeigen. Eine gedämpfte Beleuchtung schafft eine konzentrierte Atmosphäre, die die Effizienz und Präzision dieses neuralgischen Knotenpunkts unterstreicht. </text:span></text:span></text:p>
      <text:h text:style-name="Heading_20_2" text:outline-level="2"><text:span text:style-name="Strong_20_Emphasis"><text:span text:style-name="T51">KAR (</text:span></text:span><text:span text:style-name="Strong_20_Emphasis"><text:span text:style-name="T17">KI-Assistent Roboter</text:span></text:span><text:span text:style-name="Strong_20_Emphasis"><text:span text:style-name="T51">)</text:span></text:span></text:h>
      <text:p text:style-name="P2"><text:span text:style-name="Strong_20_Emphasis"><text:span text:style-name="T29">Die KAR lassen sich allesamt in der KAR Zentrale pausieren. Dazu bedarf es lediglich der Zugangsstufe </text:span></text:span><text:span text:style-name="Strong_20_Emphasis"><text:span text:style-name="T34">2</text:span></text:span><text:span text:style-name="Strong_20_Emphasis"><text:span text:style-name="T29">. </text:span></text:span><text:span text:style-name="Strong_20_Emphasis"><text:span text:style-name="T35">Auf dem Weg zur Zentrale fallen vermehrt KARs auf, die ohne Aufgabe einfach mitten in den Räumen rum stehen. Dies ist ungewöhnlich da eigentlich immer etwas zu tun ist. Beim genaueren betrachten fällt eine Statusmeldung auf ‚Update verfügbar‘.</text:span></text:span></text:p>
      <text:p text:style-name="P3"><text:soft-page-break/><text:span text:style-name="Strong_20_Emphasis"><text:span text:style-name="T35">Das Update ist </text:span></text:span><text:span text:style-name="Strong_20_Emphasis"><text:span text:style-name="T52">nicht erforderlich</text:span></text:span><text:span text:style-name="Strong_20_Emphasis"><text:span text:style-name="T35">. Wird das Update gestartet ist folgendes zu vermerken:<text:line-break/></text:span></text:span><text:span text:style-name="Strong_20_Emphasis"><text:span text:style-name="T47">Die KAR werden beim Kontakt mit der AL allen Menschen gegenüber feindlich.</text:span></text:span><text:span text:style-name="Strong_20_Emphasis"><text:span text:style-name="T35"><text:line-break/>Nach dem Update arbeiten die KAR normal weiter und können bis zum AL Kontakt pausiert werden.</text:span></text:span></text:p>
      <text:h text:style-name="Heading_20_2" text:outline-level="2"><text:span text:style-name="Strong_20_Emphasis"><text:span text:style-name="T17">Gewächshaus</text:span></text:span></text:h>
      <text:p text:style-name="Text_20_body"><text:span text:style-name="Strong_20_Emphasis"><text:span text:style-name="T18">Die engen Gänge und hohen Reihen der Pflanzen erstrecken sich labyrinthartig vor dir, umhüllt von einer dichten, feuchten Luft, die von exotischen Düften erfüllt ist. Schatten tanzen durch das spärliche Licht der Lampen, während das leise Rascheln und Plätschern von Wasser eine unheilvolle Ruhe verbreitet.</text:span></text:span></text:p>
      <text:p text:style-name="P4"><text:span text:style-name="Strong_20_Emphasis"><text:span text:style-name="T53">Wird das gesamte Gewächshaus durchsucht oder gelingt eine Probe auf </text:span></text:span><text:span text:style-name="Strong_20_Emphasis"><text:span text:style-name="T72">Wahrnehmung</text:span></text:span><text:span text:style-name="Strong_20_Emphasis"><text:span text:style-name="T53"> kann in eine</text:span></text:span><text:span text:style-name="Strong_20_Emphasis"><text:span text:style-name="T54">m</text:span></text:span><text:span text:style-name="Strong_20_Emphasis"><text:span text:style-name="T53"> der Gänge eine Blutspur gefunden werden. Diese stammt vom Kapitän. Der Körper ist allerdings nicht aufzufinden.</text:span></text:span></text:p>
      <text:h text:style-name="P45" text:outline-level="2"><text:span text:style-name="Strong_20_Emphasis"><text:span text:style-name="T79">Siedlerraum</text:span></text:span></text:h>
      <text:p text:style-name="Text_20_body"><text:span text:style-name="Strong_20_Emphasis"><text:span text:style-name="T18">Der </text:span></text:span><text:span text:style-name="Strong_20_Emphasis"><text:span text:style-name="T20">Siedlerraum (Kryokapselraum der Siedler)</text:span></text:span><text:span text:style-name="Strong_20_Emphasis"><text:span text:style-name="T18"> ist dicht an dicht mit schimmernden, futuristischen Kapseln gefüllt, jede sorgfältig aufgereiht und bereit, ihre schlafenden Passagiere zu wecken. Unbekannte Gesichter sind in den durchsichtigen Abdeckungen zu erkennen, eingefroren in einem zeitlosen Schlaf, während ein sanftes, blaues Licht die Szenerie in eine unheimliche Ruhe taucht. Zwischen den Kapseln herrscht eine fast greifbare Stille, nur das leise Summen der Maschinen durchbricht die Lautlosigkeit. Ein schmaler Gang führt zu einem verwinkelten Treppenhaus, das sich in die tiefer gelegenen Abschnitte des Raumschiffs hinabwindet.</text:span></text:span></text:p>
      <text:p text:style-name="P5"><text:span text:style-name="Strong_20_Emphasis"><text:span text:style-name="T55">Hier kann vorerst nichts gefunden werden. Allerdings kann nach kurzem Aufenthalt ein Geräusch wie Metall auf Metall vernommen werden. Dieses Stamm von unten weil ein </text:span></text:span><text:span text:style-name="Strong_20_Emphasis"><text:span text:style-name="T73">KAR</text:span></text:span><text:span text:style-name="Strong_20_Emphasis"><text:span text:style-name="T55"> versucht durch den blockierten Durchgang zu gelangen.</text:span></text:span></text:p>
      <text:h text:style-name="Heading_20_2" text:outline-level="2"><text:span text:style-name="Strong_20_Emphasis"><text:span text:style-name="T17">Maschinenraum</text:span></text:span></text:h>
      <text:p text:style-name="P7"><text:span text:style-name="Strong_20_Emphasis"><text:span text:style-name="T21">Dunkelheit und stickige Luft dominieren diesen engen Raum, der von düsteren Schatten durchzogen ist. Die einzigen Lichtquellen sind schwach flackernde Kontrollleuchten, die unheimliche Schatten an die rostigen Wände werfen. Ein permanentes Brummen und das gelegentliche Zischen von Dampfrohren verstärken die bedrückende Atmosphäre. Der Geruch von altem Öl und Metall liegt schwer in der Luft und lässt das Atmen schwerfallen.</text:span></text:span></text:p>
      <text:p text:style-name="P7"><text:soft-page-break/><text:span text:style-name="Strong_20_Emphasis"><text:span text:style-name="T2">Im Maschinenraum befindet Sich ein Terminal mit einer Anleitung. Allerdings ist die Komponenteninformation nicht aufrufbar wodurch die Spieler nicht wissen, welche Knopf zum starten und welcher zum stoppen ist. </text:span></text:span><text:span text:style-name="Strong_20_Emphasis"><text:span text:style-name="T3">Durch eine erschwerte </text:span></text:span><text:span text:style-name="Strong_20_Emphasis"><text:span text:style-name="T4">Probe auf Maschinen</text:span></text:span><text:span text:style-name="Strong_20_Emphasis"><text:span text:style-name="T3"> kann dies aber in Erfahrung gebracht werden.</text:span></text:span></text:p>
      <text:p text:style-name="P7"><text:span text:style-name="Strong_20_Emphasis"><text:span text:style-name="T5">#Andock</text:span></text:span><text:span text:style-name="Strong_20_Emphasis"><text:span text:style-name="T6">modus</text:span></text:span><text:span text:style-name="Strong_20_Emphasis"><text:span text:style-name="T5"> aktivieren:</text:span></text:span><text:span text:style-name="Strong_20_Emphasis"><text:span text:style-name="T2"> Um den Andockbetrieb zu aktivieren muss zunächst dieser Modus im Terminal aktiviert werden. Anschließend müssen beide Triebwerke synchron neu gestartet werden. Dazu muss gleichzeitig zunächst der Betriebstop Schalter (Gelb) und anschließend der Startknopf (Rot) aktiviert werden. Zu beachten ist, dass die beiden Antriebe jeweils am linken und Rechten Ende des Raumes zu finden sind. Durch die Lauten Geräusche ist ein zurufen unmöglich.</text:span></text:span></text:p>
      <text:h text:style-name="P46" text:outline-level="2"><text:span text:style-name="Strong_20_Emphasis"><text:span text:style-name="T80">Küche</text:span></text:span></text:h>
      <text:p text:style-name="P15"><text:span text:style-name="Strong_20_Emphasis"><text:span text:style-name="T7">Die Küche ist ein steriler, klinisch reiner Raum, dessen makellose Wände im grellen Licht reflektieren. Eine unheimliche Stille liegt in der Luft, unterbrochen nur vom leisen Summen der Maschinen. In der Mitte thront eine futuristische Essensausgabemaschine, deren Oberfläche aus glänzendem Metall besteht. Ihr Interface blinkt rhythmisch, wie ein unheilverkündendes Herzschlag, bereit, eine synthetische Mahlzeit auszugeben. Der Geruch von Desinfektionsmittel vermischt sich mit einem kaum wahrnehmbaren, künstlichen Aroma von Nahrung, das aus den Schlitzen der Maschine dringt.</text:span></text:span></text:p>
      <text:h text:style-name="P47" text:outline-level="2"><text:span text:style-name="Strong_20_Emphasis"><text:span text:style-name="T17">Waffenkammer</text:span></text:span></text:h>
      <text:p text:style-name="P16"><text:span text:style-name="Strong_20_Emphasis"><text:span text:style-name="T18">Die Waffenkammer ist ein düsterer, metallener Raum, dessen Wände von einem kalten, unheimlichen Schein durchdrungen sind. Nur wenige Waffen, jede sorgfältig in </text:span></text:span><text:span text:style-name="Strong_20_Emphasis"><text:span text:style-name="T22">ihrer </text:span></text:span><text:span text:style-name="Strong_20_Emphasis"><text:span text:style-name="T18">Halterungen platziert, </text:span></text:span><text:span text:style-name="Strong_20_Emphasis"><text:span text:style-name="T22">warten auf Ihren Einsatz</text:span></text:span><text:span text:style-name="Strong_20_Emphasis"><text:span text:style-name="T18">. Ein schwaches Licht flackert unregelmäßig. Der Raum riecht nach altem Öl und Pulver.</text:span></text:span></text:p>
      <text:p text:style-name="P16"><text:span text:style-name="Strong_20_Emphasis"><text:span text:style-name="T56">In der Waffenkammer finden die Spieler </text:span></text:span><text:span text:style-name="Strong_20_Emphasis"><text:span text:style-name="T57">im realen Maße </text:span></text:span><text:span text:style-name="Strong_20_Emphasis"><text:span text:style-name="T56">jegliche irdische Waffe.</text:span></text:span></text:p>
      <text:h text:style-name="Heading_20_2" text:outline-level="2"><text:span text:style-name="Strong_20_Emphasis"><text:span text:style-name="T17">Kontakt zur Vancoover</text:span></text:span></text:h>
      <text:p text:style-name="P8"><text:span text:style-name="Strong_20_Emphasis"><text:span text:style-name="T36">Sollten die Spieler versuchen die Versorgungsstation Vancoover zu kontaktieren ist eine direkte Kommunikation nicht möglich. Auf Nachforschung stellt sich heraus, dass das Kommunikationssystem </text:span></text:span><text:span text:style-name="Strong_20_Emphasis"><text:span text:style-name="T37">gesperrt wurde</text:span></text:span><text:span text:style-name="Strong_20_Emphasis"><text:span text:style-name="T36">. </text:span></text:span><text:span text:style-name="Strong_20_Emphasis"><text:span text:style-name="T37">Diese Sperre kann mithilfe einer </text:span></text:span><text:span text:style-name="Strong_20_Emphasis"><text:span text:style-name="T48">Probe auf Hacking</text:span></text:span><text:span text:style-name="Strong_20_Emphasis"><text:span text:style-name="T37"> gelöst werden </text:span></text:span><text:span text:style-name="Strong_20_Emphasis"><text:span text:style-name="T38">oder wenn der </text:span></text:span><text:span text:style-name="Strong_20_Emphasis"><text:span text:style-name="T49">Zugangscode Stufe 3</text:span></text:span><text:span text:style-name="Strong_20_Emphasis"><text:span text:style-name="T38"> verwendet wird</text:span></text:span><text:span text:style-name="Strong_20_Emphasis"><text:span text:style-name="T37">. Aber selbst danach ist eine Kommunikation nicht möglich da etwas die Sender stört.<text:line-break/></text:span></text:span><text:soft-page-break/><text:span text:style-name="Strong_20_Emphasis"><text:span text:style-name="T37">Diese sind außerhalb des Schiffs angebracht und wurden von </text:span></text:span><text:span text:style-name="Strong_20_Emphasis"><text:span text:style-name="T38">einem</text:span></text:span><text:span text:style-name="Strong_20_Emphasis"><text:span text:style-name="T37"> </text:span></text:span><text:span text:style-name="Strong_20_Emphasis"><text:span text:style-name="T49">Brutling</text:span></text:span><text:span text:style-name="Strong_20_Emphasis"><text:span text:style-name="T37"> mit Eiern zugesetzt.</text:span></text:span></text:p>
      <text:p text:style-name="P10"><text:span text:style-name="Strong_20_Emphasis"><text:span text:style-name="T39">Die Spieler können ohne Kontakt weiterfliegen oder mittels EVA versuchen die Ursache zu lösen.</text:span></text:span></text:p>
      <text:p text:style-name="P11"><text:span text:style-name="Strong_20_Emphasis"><text:span text:style-name="T38">Sollten alle Probleme gelöst sein, kann die Vancoover kontaktiert werden. Allerdings meldet sich dann nur ein </text:span></text:span><text:span text:style-name="Strong_20_Emphasis"><text:span text:style-name="T49">KAR</text:span></text:span><text:span text:style-name="Strong_20_Emphasis"><text:span text:style-name="T38"> und würde beim andocken assistieren.</text:span></text:span></text:p>
      <text:h text:style-name="Heading_20_2" text:outline-level="2"><text:span text:style-name="Strong_20_Emphasis"><text:span text:style-name="T17">EVA </text:span></text:span><text:span text:style-name="Strong_20_Emphasis"><text:span text:style-name="T81">Raum / EVA </text:span></text:span><text:span text:style-name="Strong_20_Emphasis"><text:span text:style-name="T17">Einsatz</text:span></text:span></text:h>
      <text:p text:style-name="P5"><text:span text:style-name="Strong_20_Emphasis"><text:span text:style-name="T23">Der EVA-Raum ist ein klaustrophobischer, kalt beleuchteter Raum, in dem die Geräusche der Raumstation gedämpft erscheinen. In der Ecke befindet sich eine schwere Luke, die zur Leere des Weltraums führt. An der Wand hängt ein einsamer Raumanzug, sein lebloser Helm auf die Tür gerichtet, als ob er etwas oder jemanden erwarten würde. Der zweite Anzug fehlt auf unheimliche Weise, was eine beunruhigende Leere hinterlässt und Fragen aufwirft.</text:span></text:span></text:p>
      <text:p text:style-name="P9"><text:span text:style-name="Strong_20_Emphasis"><text:span text:style-name="T58">Die Spieler können den EVA Raum nutzen um in die Leeren der Weltraum vorzustoßen. Allerdings ist nur 1 Anzug verfügbar. Der andere wurde vom Kapitän </text:span></text:span><text:span text:style-name="Strong_20_Emphasis"><text:span text:style-name="T59">verwendet um die Kommunikationsprobleme selbst zu lösen.</text:span></text:span></text:p>
      <text:p text:style-name="P12"><text:span text:style-name="Strong_20_Emphasis"><text:span text:style-name="T59">Sollte es zu einem EVA Einsatz kommen so </text:span></text:span><text:span text:style-name="Strong_20_Emphasis"><text:span text:style-name="T60">wird der Brutling versuchen ins Innere zu gelangen. </text:span></text:span><text:span text:style-name="Strong_20_Emphasis"><text:span text:style-name="T61">Dazu wird er zunächst in einem unbemerkten Moment in die Schleuse eindringen und von dort in den Lüftungsschacht. </text:span></text:span><text:span text:style-name="Strong_20_Emphasis"><text:span text:style-name="T62">Direkt danach wird eine Druckverlust Warnung ausgegeben, da der Brutling die Sicherheitsschleuse durchbrochen hat.</text:span></text:span></text:p>
      <text:h text:style-name="Heading_20_2" text:outline-level="2"><text:span text:style-name="Strong_20_Emphasis"><text:span text:style-name="T17">Druckverlust Warnung</text:span></text:span></text:h>
      <text:p text:style-name="P13"><text:span text:style-name="Strong_20_Emphasis"><text:span text:style-name="T40">Hat der Brutling es geschafft in Innere zu gelangen und hat dabei einen Druckverlust ausgelöst folgt folgende Info:</text:span></text:span></text:p>
      <text:p text:style-name="P13"><text:span text:style-name="Strong_20_Emphasis"><text:span text:style-name="T24">Ein plötzlicher, ohrenbetäubender Alarm durchdringt die Stille der Station, als ein unkontrollierter Druckverlust die Sensoren erreicht. Das System reagiert sofort, indem es das Schutzprotokoll einleitet, und schwere, metallische Türen fallen mit einem dröhnenden Knall zu. Die Beleuchtung wechselt auf ein unheilvolles rotes Notlicht, das flackernd die Schatten der verwinkelten Gänge beleuchtet. Ein Gefühl der Beklemmung macht sich breit, während die Temperatur spürbar sinkt und ein kalter Hauch durch die Luft strömt. Die Stille danach ist fast greifbar, nur unterbrochen vom gedämpften Zischen der sich schließenden Luftschleusen.</text:span></text:span></text:p>
      <text:p text:style-name="P14"><text:span text:style-name="Strong_20_Emphasis"><text:span text:style-name="T63">Alle Gegenstände die sich in der Schleuse befanden wurden unwiderruflich vernichtet. Der Spieler der im EVA Anzug steckt, </text:span></text:span><text:soft-page-break/><text:span text:style-name="Strong_20_Emphasis"><text:span text:style-name="T63">ist draußen gefangen und hat nur begrenzt Luft und Ladung für die Notfalldüsen. Die Spieler haben mindestens diese 3 Möglichkeiten, um den Spieler zu retten:</text:span></text:span></text:p>
      <text:list xml:id="list58858743" text:style-name="L2">
        <text:list-item>
          <text:p text:style-name="P53"><text:span text:style-name="Strong_20_Emphasis"><text:span text:style-name="T74">KAR</text:span></text:span><text:span text:style-name="Strong_20_Emphasis"><text:span text:style-name="T63"> beauftragen den Spieler zu retten (</text:span></text:span><text:span text:style-name="Strong_20_Emphasis"><text:span text:style-name="T75">Charisma</text:span></text:span><text:span text:style-name="Strong_20_Emphasis"><text:span text:style-name="T63"> oder </text:span></text:span><text:span text:style-name="Strong_20_Emphasis"><text:span text:style-name="T74">Robotik</text:span></text:span><text:span text:style-name="Strong_20_Emphasis"><text:span text:style-name="T63">)</text:span></text:span></text:p>
        </text:list-item>
        <text:list-item>
          <text:p text:style-name="P54"><text:span text:style-name="Strong_20_Emphasis"><text:span text:style-name="T64">Dock verwenden (Risiko auf Schaden an Dock)</text:span></text:span></text:p>
        </text:list-item>
        <text:list-item>
          <text:p text:style-name="P54"><text:span text:style-name="Strong_20_Emphasis"><text:span text:style-name="T64">Alarm am Bordcomputer überschreiben (Risiko auf Schaden an Bordcomputer)</text:span></text:span></text:p>
        </text:list-item>
        <text:list-item>
          <text:p text:style-name="P54"><text:span text:style-name="Strong_20_Emphasis"><text:span text:style-name="T64">Mit Werkzeug aus Werkstatt die Schleuse manuell öffnen (Risiko auf Dauerhafte Blockade der Schleuse)</text:span></text:span></text:p>
        </text:list-item>
      </text:list>
      <text:h text:style-name="Heading_20_1" text:outline-level="1"><text:span text:style-name="Strong_20_Emphasis"><text:span text:style-name="T17">Nach der Begegnung</text:span></text:span></text:h>
      <text:h text:style-name="Heading_20_2" text:outline-level="2"><text:span text:style-name="Strong_20_Emphasis"><text:span text:style-name="T17">Brücke</text:span></text:span></text:h>
      <text:p text:style-name="Text_20_body"><text:span text:style-name="Strong_20_Emphasis"><text:span text:style-name="T18">Inmitten der Düsternis zieht ein einsam flackernder, gelber Knopf auf dem Steuerpult alle Blicke auf sich. Sein pulsierendes Licht durchdringt die Schwärze wie ein leises, drohendes Warnsignal.</text:span></text:span></text:p>
      <text:p text:style-name="P14"><text:span text:style-name="Strong_20_Emphasis"><text:span text:style-name="T63">Der Knopf erlaubt es den Spielern die Aufzeichnungen der Überwachungskameras zu begutachten. Darauf ist zu erkennen, dass ein Wesen (</text:span></text:span><text:span text:style-name="Strong_20_Emphasis"><text:span text:style-name="T74">Brutling</text:span></text:span><text:span text:style-name="Strong_20_Emphasis"><text:span text:style-name="T63">) ins Innere des Schiffs gelangt.</text:span></text:span></text:p>
      <text:h text:style-name="Heading_20_2" text:outline-level="2"><text:span text:style-name="Strong_20_Emphasis"><text:span text:style-name="T17">Siedlerraum</text:span></text:span></text:h>
      <text:p text:style-name="Text_20_body"><text:span text:style-name="Strong_20_Emphasis"><text:span text:style-name="T18">Ihr betretet die Siedlerkammer, in der der frostige Hauch der Kryokapseln die Luft erfüllt. </text:span></text:span><text:span text:style-name="Strong_20_Emphasis"><text:span text:style-name="T25">Ihr bemerkt, dass eine</text:span></text:span><text:span text:style-name="Strong_20_Emphasis"><text:span text:style-name="T18"> der Kapseln offen </text:span></text:span><text:span text:style-name="Strong_20_Emphasis"><text:span text:style-name="T25">steht… L</text:span></text:span><text:span text:style-name="Strong_20_Emphasis"><text:span text:style-name="T18">eer, und der vermisste Siedler scheint spurlos verschwunden. Doch in einer schattigen Ecke erregt eine unheimliche Bewegung eure Aufmerksamkeit. Dort kauert eine Kreatur, die an den Überresten des Siedlers nagt, ihre Augen glühend vor hungriger Gier. E</text:span></text:span><text:span text:style-name="Strong_20_Emphasis"><text:span text:style-name="T26">s streift blitzartig seine Haut ab und flüchtet in die Lüftungsanlage.</text:span></text:span></text:p>
      <text:p text:style-name="P17"><text:span text:style-name="Strong_20_Emphasis"><text:span text:style-name="T65">In den Überresten des Siedlers wurde eine Larve eingepflanzt. Diese wird nach 3 Phasen ausbrechen und als neuer Brutling Jagd machen.</text:span></text:span></text:p>
      <text:h text:style-name="P46" text:outline-level="2"><text:span text:style-name="Strong_20_Emphasis"><text:span text:style-name="T80">Küche</text:span></text:span></text:h>
      <text:p text:style-name="P15"><text:span text:style-name="Strong_20_Emphasis"><text:span text:style-name="T66">Sollten die Spieler nach der Begegnung Essen aus de</text:span></text:span><text:span text:style-name="Strong_20_Emphasis"><text:span text:style-name="T67">r</text:span></text:span><text:span text:style-name="Strong_20_Emphasis"><text:span text:style-name="T66"> Essensausgabemaschine </text:span></text:span><text:span text:style-name="Strong_20_Emphasis"><text:span text:style-name="T67">zu sich nehmen,</text:span></text:span><text:span text:style-name="Strong_20_Emphasis"><text:span text:style-name="T66"> müssen sie </text:span></text:span><text:span text:style-name="Strong_20_Emphasis"><text:span text:style-name="T68">vorher eine </text:span></text:span><text:span text:style-name="Strong_20_Emphasis"><text:span text:style-name="T76">Wahrnehmung </text:span></text:span><text:span text:style-name="Strong_20_Emphasis"><text:span text:style-name="T68">Probe ablegen. Sollte diese scheitern isst einer von Ihnen ein Alien Ei. Im Verlauf des Abenteuers wird das Ei </text:span></text:span><text:span text:style-name="Strong_20_Emphasis"><text:span text:style-name="T76">3 verschiedene Phasen</text:span></text:span><text:span text:style-name="Strong_20_Emphasis"><text:span text:style-name="T68"> durchlaufen.<text:line-break/>Der betroffene Spieler muss in jeder Phase einen Willenskraft Wurf bestehen. Tut er das nicht wird er sichtlich schwächer.</text:span></text:span></text:p>
      <text:h text:style-name="Heading_20_1" text:outline-level="1"><text:soft-page-break/><text:span text:style-name="Strong_20_Emphasis"><text:span text:style-name="T17">Die 3 Phasen</text:span></text:span></text:h>
      <text:p text:style-name="P15"><text:span text:style-name="Strong_20_Emphasis"><text:span text:style-name="T78">Phase 1: Infektion</text:span></text:span><text:span text:style-name="Strong_20_Emphasis"><text:span text:style-name="T68"> Durch einen heimtückischen Übergriff dringt ein mikroskopisch kleiner Parasit in den Wirtskörper ein und nistet sich tief im Gewebe ein. Unbemerkt beginnt er, sich zu entwickeln, während er die körpereigenen Ressourcen des Wirts heimtückisch anzapft.</text:span></text:span></text:p>
      <text:p text:style-name="P18"><text:span text:style-name="Strong_20_Emphasis"><text:span text:style-name="T69">Misslingt eine </text:span></text:span><text:span text:style-name="Strong_20_Emphasis"><text:span text:style-name="T77">Willenskraft Probe: </text:span></text:span><text:span text:style-name="Strong_20_Emphasis"><text:span text:style-name="T69">-5 Auf alle Proben.<text:line-break/>Leichtes Unwohlsein breitet sich aus. Die Kehle ist trocken.</text:span></text:span></text:p>
      <text:p text:style-name="Text_20_body"><text:span text:style-name="Strong_20_Emphasis"><text:span text:style-name="T17">Phase 2: Embryonalstadium</text:span></text:span><text:span text:style-name="T17"> Im Verborgenen wächst der Parasit zu einem Embryo heran, der sich in der Brusthöhle des Wirts einnistet. Die embryonale Kreatur entwickelt sich rasant und verändert die inneren Organe, um sich Raum zu schaffen, während der Wirt anfängt, die ersten Anzeichen von Schwäche und Unwohlsein zu spüren.</text:span></text:p>
      <text:p text:style-name="P18"><text:span text:style-name="Strong_20_Emphasis"><text:span text:style-name="T69">Misslingt eine </text:span></text:span><text:span text:style-name="Strong_20_Emphasis"><text:span text:style-name="T77">Willenskraft Probe: </text:span></text:span><text:span text:style-name="Strong_20_Emphasis"><text:span text:style-name="T69">-10 Auf alle Proben. <text:line-break/>Leichte bis mittlere Schmerzen im Brut Bereich. Probleme mit der Atmung. </text:span></text:span></text:p>
      <text:p text:style-name="Text_20_body"><text:span text:style-name="Strong_20_Emphasis"><text:span text:style-name="T17">Phase 3: </text:span></text:span><text:span text:style-name="Strong_20_Emphasis"><text:span text:style-name="T50">Brutling</text:span></text:span><text:span text:style-name="T17"> In einem grausamen Finale bricht der vollständig entwickelte </text:span><text:span text:style-name="T82">Brutling</text:span><text:span text:style-name="T17"> plötzlich und brutal aus der Brust des Wirts hervor. Mit messerscharfen Zähnen und rasierklingenartigen Gliedmaßen kämpft sich die Kreatur ihren Weg in die Freiheit, wobei sie ihren nun nutzlosen Wirt gnadenlos hinter sich lässt.</text:span></text:p>
      <text:p text:style-name="P18"><text:span text:style-name="Strong_20_Emphasis"><text:span text:style-name="T69">Tod des Charakters</text:span></text:span></text:p>
      <text:h text:style-name="P42" text:outline-level="1"><text:span text:style-name="Strong_20_Emphasis"><text:span text:style-name="T17"/></text:span></text:h>
      <text:h text:style-name="P43" text:outline-level="1"><text:span text:style-name="Strong_20_Emphasis"><text:span text:style-name="T17">Gegner</text:span></text:span></text:h>
      <text:p text:style-name="Text_20_body"><text:span text:style-name="Strong_20_Emphasis"><text:span text:style-name="T17">Brutling</text:span></text:span></text:p>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Text_20_body"><text:span text:style-name="Strong_20_Emphasis"><text:span text:style-name="T28">Leben</text:span></text:span></text:p>
          </table:table-cell>
          <table:table-cell table:style-name="Tabelle6.A1" office:value-type="string">
            <text:p text:style-name="Text_20_body"><text:span text:style-name="Strong_20_Emphasis"><text:span text:style-name="T28">50</text:span></text:span></text:p>
          </table:table-cell>
          <table:table-cell table:style-name="Tabelle6.A1" office:value-type="string">
            <text:p text:style-name="Text_20_body"><text:span text:style-name="Strong_20_Emphasis"><text:span text:style-name="T28">Initiative</text:span></text:span></text:p>
          </table:table-cell>
          <table:table-cell table:style-name="Tabelle6.A1" office:value-type="string">
            <text:p text:style-name="Text_20_body"><text:span text:style-name="Strong_20_Emphasis"><text:span text:style-name="T28">2W10</text:span></text:span></text:p>
          </table:table-cell>
        </table:table-row>
        <table:table-row table:style-name="Tabelle6.2">
          <table:table-cell table:style-name="Tabelle6.A1" table:number-columns-spanned="2" office:value-type="string">
            <text:p text:style-name="Text_20_body"><text:span text:style-name="Strong_20_Emphasis"><text:span text:style-name="T28">Aktion</text:span></text:span></text:p>
          </table:table-cell>
          <table:covered-table-cell/>
          <table:table-cell table:style-name="Tabelle6.A1" office:value-type="string">
            <text:p text:style-name="Text_20_body"><text:span text:style-name="Strong_20_Emphasis"><text:span text:style-name="T28">Chance</text:span></text:span></text:p>
          </table:table-cell>
          <table:table-cell table:style-name="Tabelle6.A1" office:value-type="string">
            <text:p text:style-name="Text_20_body"><text:span text:style-name="Strong_20_Emphasis"><text:span text:style-name="T28">Schaden</text:span></text:span></text:p>
          </table:table-cell>
        </table:table-row>
        <table:table-row table:style-name="Tabelle6.3">
          <table:table-cell table:style-name="Tabelle6.A1" table:number-columns-spanned="2" office:value-type="string">
            <text:p text:style-name="Text_20_body"><text:span text:style-name="Strong_20_Emphasis"><text:span text:style-name="T28">Parade</text:span></text:span></text:p>
          </table:table-cell>
          <table:covered-table-cell/>
          <table:table-cell table:style-name="Tabelle6.A1" office:value-type="string">
            <text:p text:style-name="Text_20_body"><text:span text:style-name="Strong_20_Emphasis"><text:span text:style-name="T28">30</text:span></text:span></text:p>
          </table:table-cell>
          <table:table-cell table:style-name="Tabelle6.A1" office:value-type="string">
            <text:p text:style-name="Text_20_body"><text:span text:style-name="Strong_20_Emphasis"><text:span text:style-name="T28">0</text:span></text:span></text:p>
          </table:table-cell>
        </table:table-row>
        <table:table-row table:style-name="Tabelle6.4">
          <table:table-cell table:style-name="Tabelle6.A4" table:number-columns-spanned="2" office:value-type="string">
            <text:p text:style-name="Text_20_body"><text:span text:style-name="Strong_20_Emphasis"><text:span text:style-name="T28">Peitsche</text:span></text:span></text:p>
          </table:table-cell>
          <table:covered-table-cell/>
          <table:table-cell table:style-name="Tabelle6.A4" office:value-type="string">
            <text:p text:style-name="Text_20_body"><text:span text:style-name="Strong_20_Emphasis"><text:span text:style-name="T28">50</text:span></text:span></text:p>
          </table:table-cell>
          <table:table-cell table:style-name="Tabelle6.A4" office:value-type="string">
            <text:p text:style-name="Text_20_body"><text:span text:style-name="Strong_20_Emphasis"><text:span text:style-name="T28">1W10</text:span></text:span></text:p>
          </table:table-cell>
        </table:table-row>
        <table:table-row table:style-name="Tabelle6.5">
          <table:table-cell table:style-name="Tabelle6.A4" table:number-columns-spanned="2" office:value-type="string">
            <text:p text:style-name="Text_20_body"><text:span text:style-name="Strong_20_Emphasis"><text:span text:style-name="T28">Wickel</text:span></text:span></text:p>
          </table:table-cell>
          <table:covered-table-cell/>
          <table:table-cell table:style-name="Tabelle6.A4" office:value-type="string">
            <text:p text:style-name="Text_20_body"><text:span text:style-name="Strong_20_Emphasis"><text:span text:style-name="T28">30</text:span></text:span></text:p>
          </table:table-cell>
          <table:table-cell table:style-name="Tabelle6.A4" office:value-type="string">
            <text:p text:style-name="Text_20_body"><text:span text:style-name="Strong_20_Emphasis"><text:span text:style-name="T28">0</text:span></text:span></text:p>
          </table:table-cell>
        </table:table-row>
        <table:table-row table:style-name="Tabelle6.6">
          <table:table-cell table:style-name="Tabelle6.A4" table:number-columns-spanned="2" office:value-type="string">
            <text:p text:style-name="Text_20_body"><text:span text:style-name="Strong_20_Emphasis"><text:span text:style-name="T28"/></text:span></text:p>
          </table:table-cell>
          <table:covered-table-cell/>
          <table:table-cell table:style-name="Tabelle6.A4" table:number-columns-spanned="2" office:value-type="string">
            <text:p text:style-name="Text_20_body"><text:span text:style-name="Strong_20_Emphasis"><text:span text:style-name="T28">Springt das Ziel an und bereitet ‚Infizieren‘ vor.</text:span></text:span></text:p>
          </table:table-cell>
          <table:covered-table-cell/>
        </table:table-row>
        <table:table-row table:style-name="Tabelle6.7">
          <table:table-cell table:style-name="Tabelle6.A4" table:number-columns-spanned="2" office:value-type="string">
            <text:p text:style-name="Text_20_body"><text:span text:style-name="Strong_20_Emphasis"><text:span text:style-name="T28">Infizieren</text:span></text:span></text:p>
          </table:table-cell>
          <table:covered-table-cell/>
          <table:table-cell table:style-name="Tabelle6.A4" table:number-columns-spanned="2" office:value-type="string">
            <text:p text:style-name="Text_20_body"><text:span text:style-name="Strong_20_Emphasis"><text:span text:style-name="T28">50 </text:span></text:span><text:span text:style-name="Strong_20_Emphasis"><text:span text:style-name="T41">gegen Willenskraft des Ziels</text:span></text:span></text:p>
          </table:table-cell>
          <table:covered-table-cell/>
        </table:table-row>
        <table:table-row table:style-name="Tabelle6.8">
          <table:table-cell table:style-name="Tabelle6.A4" table:number-columns-spanned="2" office:value-type="string">
            <text:p text:style-name="Text_20_body"><text:span text:style-name="Strong_20_Emphasis"><text:span text:style-name="T28"/></text:span></text:p>
          </table:table-cell>
          <table:covered-table-cell/>
          <table:table-cell table:style-name="Tabelle6.A4" table:number-columns-spanned="2" office:value-type="string">
            <text:p text:style-name="Text_20_body"><text:span text:style-name="Strong_20_Emphasis"><text:span text:style-name="T28">Dem Ziel wird ein Ei eingepflanz</text:span></text:span><text:span text:style-name="Strong_20_Emphasis"><text:span text:style-name="T42">t</text:span></text:span><text:span text:style-name="Strong_20_Emphasis"><text:span text:style-name="T28"> welches die </text:span></text:span><text:span text:style-name="Strong_20_Emphasis"><text:span text:style-name="T44">3 Phasen</text:span></text:span><text:span text:style-name="Strong_20_Emphasis"><text:span text:style-name="T28"> durchläuft.</text:span></text:span></text:p>
          </table:table-cell>
          <table:covered-table-cell/>
        </table:table-row>
        <table:table-row table:style-name="Tabelle6.9">
          <table:table-cell table:style-name="Tabelle6.A1" table:number-columns-spanned="4" office:value-type="string">
            <text:p text:style-name="Text_20_body"><text:span text:style-name="Strong_20_Emphasis"><text:span text:style-name="T28">Besonderes: </text:span></text:span><text:span text:style-name="Strong_20_Emphasis"><text:span text:style-name="T42">Wurde ein Ziel erfolgreich infiziert zieht sich der Brutling zurück um ein weiteres Ei vorzubereiten.</text:span></text:span></text:p>
          </table:table-cell>
          <table:covered-table-cell/>
          <table:covered-table-cell/>
          <table:covered-table-cell/>
        </table:table-row>
        <table:table-row table:style-name="Tabelle6.10">
          <table:table-cell table:style-name="Tabelle6.A1" table:number-columns-spanned="4" office:value-type="string">
            <text:p text:style-name="Text_20_body"><text:span text:style-name="Strong_20_Emphasis"><text:span text:style-name="T69">Aussehen: </text:span></text:span><text:span text:style-name="Strong_20_Emphasis"><text:span text:style-name="T70">Alien - Facehugger</text:span></text:span></text:p>
          </table:table-cell>
          <table:covered-table-cell/>
          <table:covered-table-cell/>
          <table:covered-table-cell/>
        </table:table-row>
      </table:table>
      <text:p text:style-name="P38"><text:span text:style-name="Strong_20_Emphasis"><text:span text:style-name="T17"/></text:span></text:p>
      <text:p text:style-name="P37"><text:span text:style-name="Strong_20_Emphasis"><text:span text:style-name="T83">KAR</text:span></text:spa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8"><text:span text:style-name="Strong_20_Emphasis"><text:span text:style-name="T28">Leben</text:span></text:span></text:p>
          </table:table-cell>
          <table:table-cell table:style-name="Tabelle1.A1" office:value-type="string">
            <text:p text:style-name="P23"><text:span text:style-name="Strong_20_Emphasis"><text:span text:style-name="T13">50-100</text:span></text:span></text:p>
          </table:table-cell>
          <table:table-cell table:style-name="Tabelle1.A1" office:value-type="string">
            <text:p text:style-name="P38"><text:span text:style-name="Strong_20_Emphasis"><text:span text:style-name="T28">Initiative</text:span></text:span></text:p>
          </table:table-cell>
          <table:table-cell table:style-name="Tabelle1.A1" office:value-type="string">
            <text:p text:style-name="P38"><text:span text:style-name="Strong_20_Emphasis"><text:span text:style-name="T43">1</text:span></text:span><text:span text:style-name="Strong_20_Emphasis"><text:span text:style-name="T28">W10 - </text:span></text:span><text:span text:style-name="Strong_20_Emphasis"><text:span text:style-name="T43">3W10</text:span></text:span></text:p>
          </table:table-cell>
        </table:table-row>
        <table:table-row table:style-name="Tabelle1.2">
          <table:table-cell table:style-name="Tabelle1.A1" table:number-columns-spanned="2" office:value-type="string">
            <text:p text:style-name="P38"><text:span text:style-name="Strong_20_Emphasis"><text:span text:style-name="T28">Aktion</text:span></text:span></text:p>
          </table:table-cell>
          <table:covered-table-cell/>
          <table:table-cell table:style-name="Tabelle1.A1" office:value-type="string">
            <text:p text:style-name="P38"><text:span text:style-name="Strong_20_Emphasis"><text:span text:style-name="T28">Chance</text:span></text:span></text:p>
          </table:table-cell>
          <table:table-cell table:style-name="Tabelle1.A1" office:value-type="string">
            <text:p text:style-name="P38"><text:span text:style-name="Strong_20_Emphasis"><text:span text:style-name="T28">Schaden</text:span></text:span></text:p>
          </table:table-cell>
        </table:table-row>
        <table:table-row table:style-name="Tabelle1.3">
          <table:table-cell table:style-name="Tabelle1.A1" table:number-columns-spanned="2" office:value-type="string">
            <text:p text:style-name="P38"><text:span text:style-name="Strong_20_Emphasis"><text:span text:style-name="T28">Parade</text:span></text:span></text:p>
          </table:table-cell>
          <table:covered-table-cell/>
          <table:table-cell table:style-name="Tabelle1.A1" office:value-type="string">
            <text:p text:style-name="P24"><text:span text:style-name="Strong_20_Emphasis"><text:span text:style-name="T12">40</text:span></text:span></text:p>
          </table:table-cell>
          <table:table-cell table:style-name="Tabelle1.A1" office:value-type="string">
            <text:p text:style-name="P38"><text:span text:style-name="Strong_20_Emphasis"><text:span text:style-name="T28">0</text:span></text:span></text:p>
          </table:table-cell>
        </table:table-row>
        <table:table-row table:style-name="Tabelle1.4">
          <table:table-cell table:style-name="Tabelle1.A4" table:number-columns-spanned="2" office:value-type="string">
            <text:p text:style-name="P38"><text:span text:style-name="Strong_20_Emphasis"><text:span text:style-name="T28">Peitsche</text:span></text:span></text:p>
          </table:table-cell>
          <table:covered-table-cell/>
          <table:table-cell table:style-name="Tabelle1.A4" office:value-type="string">
            <text:p text:style-name="P38"><text:span text:style-name="Strong_20_Emphasis"><text:span text:style-name="T28">50</text:span></text:span></text:p>
          </table:table-cell>
          <table:table-cell table:style-name="Tabelle1.A4" office:value-type="string">
            <text:p text:style-name="P38"><text:span text:style-name="Strong_20_Emphasis"><text:span text:style-name="T28">1W10</text:span></text:span></text:p>
          </table:table-cell>
        </table:table-row>
        <table:table-row table:style-name="Tabelle1.5">
          <table:table-cell table:style-name="Tabelle1.A4" table:number-columns-spanned="2" office:value-type="string">
            <text:p text:style-name="P38"><text:span text:style-name="Strong_20_Emphasis"><text:span text:style-name="T28">Wickel</text:span></text:span></text:p>
          </table:table-cell>
          <table:covered-table-cell/>
          <table:table-cell table:style-name="Tabelle1.A4" office:value-type="string">
            <text:p text:style-name="P38"><text:span text:style-name="Strong_20_Emphasis"><text:span text:style-name="T28">30</text:span></text:span></text:p>
          </table:table-cell>
          <table:table-cell table:style-name="Tabelle1.A4" office:value-type="string">
            <text:p text:style-name="P38"><text:span text:style-name="Strong_20_Emphasis"><text:span text:style-name="T28">0</text:span></text:span></text:p>
          </table:table-cell>
        </table:table-row>
        <table:table-row table:style-name="Tabelle1.6">
          <table:table-cell table:style-name="Tabelle1.A1" table:number-columns-spanned="4" office:value-type="string">
            <text:p text:style-name="P39"><text:span text:style-name="Strong_20_Emphasis"><text:span text:style-name="T42">Besonderes: </text:span></text:span><text:span text:style-name="Strong_20_Emphasis"><text:span text:style-name="T43">Ist eigentlich Freundlich. Wurde das Update durchgeführt greift er die Spieler an sollten der Alien Kontakt bekannt werden.</text:span></text:span></text:p>
          </table:table-cell>
          <table:covered-table-cell/>
          <table:covered-table-cell/>
          <table:covered-table-cell/>
        </table:table-row>
        <table:table-row table:style-name="Tabelle1.7">
          <table:table-cell table:style-name="Tabelle1.A1" table:number-columns-spanned="4" office:value-type="string">
            <text:p text:style-name="P38"><text:span text:style-name="Strong_20_Emphasis"><text:span text:style-name="T69">Aussehen: </text:span></text:span><text:span text:style-name="Strong_20_Emphasis"><text:span text:style-name="T71">Je nach Arbeitsgebiet</text:span></text:span></text:p>
          </table:table-cell>
          <table:covered-table-cell/>
          <table:covered-table-cell/>
          <table:covered-table-cell/>
        </table:table-row>
      </table:table>
      <text:p text:style-name="P38"><text:span text:style-name="Strong_20_Emphasis"><text:span text:style-name="T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adornments="Standard" style:font-family-generic="modern" style:font-pitch="fixed"/>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ourier New" fo:font-family="'Courier New'" style:font-style-name="Standard" style:font-family-generic="modern" style:font-pitch="fixed"/>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op_20_Head_20_Sub_20_1" style:display-name="Top Head Sub 1" style:family="paragraph" style:default-outline-level="">
      <style:paragraph-properties fo:margin-top="0cm" fo:margin-bottom="0.212cm" style:contextual-spacing="false"/>
      <style:text-properties fo:font-size="14pt" style:font-size-asian="14pt"/>
    </style:style>
    <style:style style:name="Top_20_Head_20_Text_20_1" style:display-name="Top Head Text 1" style:family="paragraph" style:parent-style-name="Top_20_Head_20_Sub_20_1" style:default-outline-level="">
      <style:paragraph-properties fo:margin-top="0cm" fo:margin-bottom="0cm" style:contextual-spacing="false" fo:line-height="100%"/>
      <style:text-properties fo:font-size="9pt" fo:font-weight="normal" style:font-size-asian="9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8T00:09:36.180000000</meta:creation-date>
    <dc:date>2024-08-03T12:27:44.494000000</dc:date>
    <meta:editing-duration>PT5H22M31S</meta:editing-duration>
    <meta:editing-cycles>29</meta:editing-cycles>
    <meta:generator>LibreOffice/7.2.2.2$Windows_X86_64 LibreOffice_project/02b2acce88a210515b4a5bb2e46cbfb63fe97d56</meta:generator>
    <meta:document-statistic meta:table-count="2" meta:image-count="0" meta:object-count="0" meta:page-count="10" meta:paragraph-count="133" meta:word-count="2692" meta:character-count="18719" meta:non-whitespace-character-count="16161"/>
  </office:meta>
</office:document-meta>
</file>